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e50b" officeooo:paragraph-rsid="002da7ba"/>
    </style:style>
    <style:style style:name="P2" style:family="paragraph" style:parent-style-name="Standard">
      <style:text-properties officeooo:rsid="001564b5" officeooo:paragraph-rsid="0013e50b"/>
    </style:style>
    <style:style style:name="P3" style:family="paragraph" style:parent-style-name="Standard">
      <style:text-properties officeooo:rsid="001564b5" officeooo:paragraph-rsid="001564b5"/>
    </style:style>
    <style:style style:name="P4" style:family="paragraph" style:parent-style-name="Standard">
      <style:text-properties officeooo:rsid="001564b5" officeooo:paragraph-rsid="0016d968"/>
    </style:style>
    <style:style style:name="P5" style:family="paragraph" style:parent-style-name="Standard">
      <style:text-properties officeooo:paragraph-rsid="0016d968"/>
    </style:style>
    <style:style style:name="P6" style:family="paragraph" style:parent-style-name="Standard">
      <style:text-properties officeooo:rsid="0018bb78" officeooo:paragraph-rsid="0018bb78"/>
    </style:style>
    <style:style style:name="P7" style:family="paragraph" style:parent-style-name="Standard">
      <style:text-properties officeooo:rsid="001a6b01" officeooo:paragraph-rsid="001a6b01"/>
    </style:style>
    <style:style style:name="P8" style:family="paragraph" style:parent-style-name="Standard">
      <style:text-properties officeooo:rsid="001a6b01" officeooo:paragraph-rsid="001c1926"/>
    </style:style>
    <style:style style:name="P9" style:family="paragraph" style:parent-style-name="Standard">
      <style:text-properties fo:font-size="16pt" fo:font-weight="bold" officeooo:rsid="001564b5" officeooo:paragraph-rsid="001564b5" style:font-size-asian="16pt" style:font-weight-asian="bold" style:font-size-complex="16pt" style:font-weight-complex="bold"/>
    </style:style>
    <style:style style:name="P10" style:family="paragraph" style:parent-style-name="Standard">
      <style:text-properties fo:font-size="16pt" fo:font-weight="bold" officeooo:rsid="001c1926" officeooo:paragraph-rsid="001c1926" style:font-size-asian="16pt" style:font-weight-asian="bold" style:font-size-complex="16pt" style:font-weight-complex="bold"/>
    </style:style>
    <style:style style:name="P11" style:family="paragraph" style:parent-style-name="Standard">
      <style:text-properties fo:font-size="16pt" fo:font-weight="bold" officeooo:rsid="001f69fc" officeooo:paragraph-rsid="001f69fc" style:font-size-asian="16pt" style:font-weight-asian="bold" style:font-size-complex="16pt" style:font-weight-complex="bold"/>
    </style:style>
    <style:style style:name="P12" style:family="paragraph" style:parent-style-name="Standard">
      <style:text-properties fo:font-size="16pt" fo:font-weight="bold" officeooo:rsid="0023d701" officeooo:paragraph-rsid="0023d701" style:font-size-asian="16pt" style:font-weight-asian="bold" style:font-size-complex="16pt" style:font-weight-complex="bold"/>
    </style:style>
    <style:style style:name="P13" style:family="paragraph" style:parent-style-name="Standard">
      <style:text-properties fo:font-size="16pt" fo:font-weight="bold" officeooo:rsid="0023d701" officeooo:paragraph-rsid="0025932f" style:font-size-asian="16pt" style:font-weight-asian="bold" style:font-size-complex="16pt" style:font-weight-complex="bold"/>
    </style:style>
    <style:style style:name="P14" style:family="paragraph" style:parent-style-name="Standard">
      <style:text-properties fo:font-size="16pt" fo:font-weight="bold" officeooo:rsid="0025056b" officeooo:paragraph-rsid="0025932f" style:font-size-asian="16pt" style:font-weight-asian="bold" style:font-size-complex="16pt" style:font-weight-complex="bold"/>
    </style:style>
    <style:style style:name="P15" style:family="paragraph" style:parent-style-name="Standard">
      <style:text-properties fo:font-size="16pt" fo:font-weight="bold" officeooo:rsid="0025932f" officeooo:paragraph-rsid="0025932f" style:font-size-asian="16pt" style:font-weight-asian="bold" style:font-size-complex="16pt" style:font-weight-complex="bold"/>
    </style:style>
    <style:style style:name="P16" style:family="paragraph" style:parent-style-name="Standard">
      <style:text-properties fo:font-size="16pt" fo:font-weight="bold" officeooo:rsid="0025b979" officeooo:paragraph-rsid="0025b979" style:font-size-asian="16pt" style:font-weight-asian="bold" style:font-size-complex="16pt" style:font-weight-complex="bold"/>
    </style:style>
    <style:style style:name="P17" style:family="paragraph" style:parent-style-name="Standard">
      <style:text-properties fo:font-size="16pt" fo:font-weight="normal" officeooo:rsid="001f69fc" officeooo:paragraph-rsid="001f69fc" style:font-size-asian="16pt" style:font-weight-asian="normal" style:font-size-complex="16pt" style:font-weight-complex="normal"/>
    </style:style>
    <style:style style:name="P18" style:family="paragraph" style:parent-style-name="Standard">
      <style:text-properties officeooo:rsid="001c1926" officeooo:paragraph-rsid="001c1926"/>
    </style:style>
    <style:style style:name="P19" style:family="paragraph" style:parent-style-name="Standard">
      <style:text-properties officeooo:paragraph-rsid="0018bb78"/>
    </style:style>
    <style:style style:name="P20" style:family="paragraph" style:parent-style-name="Standard">
      <style:text-properties officeooo:paragraph-rsid="001c1926"/>
    </style:style>
    <style:style style:name="P21" style:family="paragraph" style:parent-style-name="Standard">
      <style:text-properties fo:font-size="12pt" fo:font-weight="normal" officeooo:rsid="001c1926" officeooo:paragraph-rsid="001c1926" style:font-size-asian="10.5pt" style:font-weight-asian="normal" style:font-size-complex="12pt" style:font-weight-complex="normal"/>
    </style:style>
    <style:style style:name="P22" style:family="paragraph" style:parent-style-name="Standard">
      <style:text-properties fo:font-size="12pt" fo:font-weight="normal" officeooo:rsid="00223a09" officeooo:paragraph-rsid="00223a09" style:font-size-asian="10.5pt" style:font-weight-asian="normal" style:font-size-complex="12pt" style:font-weight-complex="normal"/>
    </style:style>
    <style:style style:name="P23" style:family="paragraph" style:parent-style-name="Standard">
      <style:text-properties fo:font-size="12pt" officeooo:paragraph-rsid="00239cce"/>
    </style:style>
    <style:style style:name="P24" style:family="paragraph" style:parent-style-name="Standard">
      <style:text-properties fo:font-size="12pt" officeooo:paragraph-rsid="0023d701"/>
    </style:style>
    <style:style style:name="P25" style:family="paragraph" style:parent-style-name="Standard">
      <style:text-properties officeooo:paragraph-rsid="00223a09"/>
    </style:style>
    <style:style style:name="P26" style:family="paragraph" style:parent-style-name="Standard">
      <style:text-properties officeooo:paragraph-rsid="00239cce"/>
    </style:style>
    <style:style style:name="P27" style:family="paragraph" style:parent-style-name="Standard">
      <style:text-properties officeooo:paragraph-rsid="0025932f"/>
    </style:style>
    <style:style style:name="P28" style:family="paragraph" style:parent-style-name="Standard">
      <style:text-properties officeooo:paragraph-rsid="0027969f"/>
    </style:style>
    <style:style style:name="P29" style:family="paragraph" style:parent-style-name="Standard">
      <style:text-properties officeooo:rsid="0027969f" officeooo:paragraph-rsid="0027969f"/>
    </style:style>
    <style:style style:name="P30" style:family="paragraph" style:parent-style-name="Standard">
      <style:text-properties officeooo:rsid="00284b1b" officeooo:paragraph-rsid="00284b1b"/>
    </style:style>
    <style:style style:name="P31" style:family="paragraph" style:parent-style-name="Standard">
      <style:text-properties officeooo:paragraph-rsid="00284b1b"/>
    </style:style>
    <style:style style:name="P32" style:family="paragraph" style:parent-style-name="Standard">
      <style:text-properties officeooo:paragraph-rsid="002f3ed2"/>
    </style:style>
    <style:style style:name="T1" style:family="text">
      <style:text-properties officeooo:rsid="001564b5"/>
    </style:style>
    <style:style style:name="T2" style:family="text">
      <style:text-properties officeooo:rsid="0016d968"/>
    </style:style>
    <style:style style:name="T3" style:family="text">
      <style:text-properties officeooo:rsid="0018bb78"/>
    </style:style>
    <style:style style:name="T4" style:family="text">
      <style:text-properties officeooo:rsid="001a6b01"/>
    </style:style>
    <style:style style:name="T5" style:family="text">
      <style:text-properties fo:font-size="16pt" fo:font-weight="bold" officeooo:rsid="001f69fc" style:font-size-asian="16pt" style:font-weight-asian="bold" style:font-size-complex="16pt" style:font-weight-complex="bold"/>
    </style:style>
    <style:style style:name="T6" style:family="text">
      <style:text-properties fo:font-size="16pt" fo:font-weight="bold" officeooo:rsid="0027969f" style:font-size-asian="16pt" style:font-weight-asian="bold" style:font-size-complex="16pt" style:font-weight-complex="bold"/>
    </style:style>
    <style:style style:name="T7" style:family="text">
      <style:text-properties fo:font-size="16pt" fo:font-weight="bold" officeooo:rsid="0025932f" style:font-size-asian="16pt" style:font-weight-asian="bold" style:font-size-complex="16pt" style:font-weight-complex="bold"/>
    </style:style>
    <style:style style:name="T8" style:family="text">
      <style:text-properties fo:font-size="16pt" fo:font-weight="bold" officeooo:rsid="00284b1b" style:font-size-asian="16pt" style:font-weight-asian="bold" style:font-size-complex="16pt" style:font-weight-complex="bold"/>
    </style:style>
    <style:style style:name="T9" style:family="text">
      <style:text-properties officeooo:rsid="001c1926"/>
    </style:style>
    <style:style style:name="T10" style:family="text">
      <style:text-properties officeooo:rsid="001da861"/>
    </style:style>
    <style:style style:name="T11" style:family="text">
      <style:text-properties officeooo:rsid="001f69fc"/>
    </style:style>
    <style:style style:name="T12" style:family="text">
      <style:text-properties fo:font-size="12pt" fo:font-weight="normal" style:font-size-asian="10.5pt" style:font-weight-asian="normal" style:font-size-complex="12pt" style:font-weight-complex="normal"/>
    </style:style>
    <style:style style:name="T13" style:family="text">
      <style:text-properties fo:font-size="12pt" fo:font-weight="normal" officeooo:rsid="00200578" style:font-size-asian="10.5pt" style:font-weight-asian="normal" style:font-size-complex="12pt" style:font-weight-complex="normal"/>
    </style:style>
    <style:style style:name="T14" style:family="text">
      <style:text-properties fo:font-size="12pt" fo:font-weight="normal" officeooo:rsid="00223a09" style:font-size-asian="10.5pt" style:font-weight-asian="normal" style:font-size-complex="12pt" style:font-weight-complex="normal"/>
    </style:style>
    <style:style style:name="T15" style:family="text">
      <style:text-properties fo:font-size="12pt" fo:font-weight="normal" officeooo:rsid="0025056b" style:font-size-asian="10.5pt" style:font-weight-asian="normal" style:font-size-complex="12pt" style:font-weight-complex="normal"/>
    </style:style>
    <style:style style:name="T16" style:family="text">
      <style:text-properties fo:font-size="12pt" fo:font-weight="normal" officeooo:rsid="0025932f" style:font-size-asian="10.5pt" style:font-weight-asian="normal" style:font-size-complex="12pt" style:font-weight-complex="normal"/>
    </style:style>
    <style:style style:name="T17" style:family="text">
      <style:text-properties fo:font-size="12pt" fo:font-weight="normal" officeooo:rsid="0025b979" style:font-size-asian="10.5pt" style:font-weight-asian="normal" style:font-size-complex="12pt" style:font-weight-complex="normal"/>
    </style:style>
    <style:style style:name="T18" style:family="text">
      <style:text-properties fo:font-size="12pt" fo:font-weight="normal" officeooo:rsid="0027969f" style:font-size-asian="10.5pt" style:font-weight-asian="normal" style:font-size-complex="12pt" style:font-weight-complex="normal"/>
    </style:style>
    <style:style style:name="T19" style:family="text">
      <style:text-properties fo:font-size="12pt" fo:font-weight="normal" officeooo:rsid="002b4455" style:font-size-asian="10.5pt" style:font-weight-asian="normal" style:font-size-complex="12pt" style:font-weight-complex="normal"/>
    </style:style>
    <style:style style:name="T20" style:family="text">
      <style:text-properties fo:font-size="12pt" fo:font-weight="normal" officeooo:rsid="00284b1b" style:font-size-asian="10.5pt" style:font-weight-asian="normal" style:font-size-complex="12pt" style:font-weight-complex="normal"/>
    </style:style>
    <style:style style:name="T21" style:family="text">
      <style:text-properties fo:font-size="12pt" fo:font-weight="normal" officeooo:rsid="00239cce" style:font-size-asian="10.5pt" style:font-weight-asian="normal" style:font-size-complex="12pt" style:font-weight-complex="normal"/>
    </style:style>
    <style:style style:name="T22" style:family="text">
      <style:text-properties fo:font-size="12pt" fo:font-weight="normal" officeooo:rsid="002fb50c" style:font-size-asian="10.5pt" style:font-weight-asian="normal" style:font-size-complex="12pt" style:font-weight-complex="normal"/>
    </style:style>
    <style:style style:name="T23" style:family="text">
      <style:text-properties fo:font-weight="normal" officeooo:rsid="00223a09" style:font-size-asian="10.5pt" style:font-weight-asian="normal" style:font-size-complex="12pt" style:font-weight-complex="normal"/>
    </style:style>
    <style:style style:name="T24" style:family="text">
      <style:text-properties fo:font-weight="normal" officeooo:rsid="00239cce" style:font-size-asian="10.5pt" style:font-weight-asian="normal" style:font-size-complex="12pt" style:font-weight-complex="normal"/>
    </style:style>
    <style:style style:name="T25" style:family="text">
      <style:text-properties fo:font-weight="normal" officeooo:rsid="0023d701" style:font-size-asian="10.5pt" style:font-weight-asian="normal" style:font-size-complex="12pt" style:font-weight-complex="normal"/>
    </style:style>
    <style:style style:name="T26" style:family="text">
      <style:text-properties fo:font-weight="normal" officeooo:rsid="002f3ed2" style:font-size-asian="10.5pt" style:font-weight-asian="normal" style:font-size-complex="12pt" style:font-weight-complex="normal"/>
    </style:style>
    <style:style style:name="T27" style:family="text">
      <style:text-properties fo:font-weight="normal" officeooo:rsid="002fb50c" style:font-size-asian="10.5pt" style:font-weight-asian="normal" style:font-size-complex="12pt" style:font-weight-complex="normal"/>
    </style:style>
    <style:style style:name="T28" style:family="text">
      <style:text-properties officeooo:rsid="00200578"/>
    </style:style>
    <style:style style:name="T29" style:family="text">
      <style:text-properties officeooo:rsid="002093f0"/>
    </style:style>
    <style:style style:name="T30" style:family="text">
      <style:text-properties officeooo:rsid="0023d701"/>
    </style:style>
    <style:style style:name="T31" style:family="text">
      <style:text-properties officeooo:rsid="002da7ba"/>
    </style:style>
    <style:style style:name="T32" style:family="text">
      <style:text-properties fo:language="en" fo:country="US"/>
    </style:style>
    <style:style style:name="T33" style:family="text">
      <style:text-properties officeooo:rsid="002fb50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Intro</text:p>
      <text:p text:style-name="P3"/>
      <text:p text:style-name="P1">As mentioned in the section “Project Goals” <text:s/>the user is capable <text:s/>to explore or capture an Brochure of a party with his/her mobile phone an<text:span text:style-name="T1">d</text:span> get the direction to the party <text:span text:style-name="T1">(shown on google maps)</text:span> <text:span text:style-name="T1">and </text:span>the remaining time.</text:p>
      <text:p text:style-name="P2"/>
      <text:p text:style-name="P5"><text:span text:style-name="T1">Since </text:span><text:span text:style-name="T2">our app</text:span><text:span text:style-name="T1"> involve image processing and </text:span><text:span text:style-name="T2">optical character recognition </text:span><text:span text:style-name="T9">(OCR)</text:span><text:span text:style-name="T2"> it will be more efficient to estimate our goals with server-client architecture because the mobile processor is not much powerful as Computer processor</text:span></text:p>
      <text:p text:style-name="P4"/>
      <text:p text:style-name="P19"><text:span text:style-name="T9">Because of that we separate our </text:span><text:span text:style-name="T3">Project in two independent parts : </text:span></text:p>
      <text:p text:style-name="P6"/>
      <text:p text:style-name="P6">- the front-end is the part which is installed on the android mobile and the back-end part which is running on the cloud </text:p>
      <text:p text:style-name="P6"/>
      <text:p text:style-name="P32"><text:span text:style-name="T3">- the back-end server is dedicated to get an image from front-end and analyse It to extract the</text:span><text:bookmark text:name="tw-target-text"/><text:span text:style-name="T3"> </text:span><text:span text:style-name="T32">desired </text:span><text:span text:style-name="T4">information.</text:span></text:p>
      <text:p text:style-name="P6"/>
      <text:p text:style-name="P8">We choice the <text:span text:style-name="T9">python based</text:span> framework <text:span text:style-name="T9">(</text:span>Flask<text:span text:style-name="T9">)</text:span> to build our server since it is simple and easy to be deployed on Heroku</text:p>
      <text:p text:style-name="P7"/>
      <text:p text:style-name="P18">In order to achieve our goals we need some steps to take :</text:p>
      <text:p text:style-name="P18"/>
      <text:p text:style-name="P10"><text:span text:style-name="T28">R</text:span>eceiving <text:s/>the image from <text:span text:style-name="T11">the </text:span>mobile app</text:p>
      <text:p text:style-name="P10"><text:span text:style-name="T12"/></text:p>
      <text:p text:style-name="P11"><text:span text:style-name="T12">after capturing an image with the app or exploring an old one , the image will be sent to the server as a stream of bytes whereas the server will receive these stream of bytes and write it in the home directory and give this image a unique name to distinguish it from other request</text:span><text:span text:style-name="T13">s since the server can receive more than one request in the same time from different users .</text:span></text:p>
      <text:p text:style-name="P11"><text:span text:style-name="T13"/></text:p>
      <text:p text:style-name="P25"><text:span text:style-name="T13">W</text:span><text:span text:style-name="T14">hen the image is no more needed after sending the response to the app it get deleted so that the home directory is not filled with unnecessary files and the storage will not run out of capacity.</text:span></text:p>
      <text:p text:style-name="P11"><text:span text:style-name="T13"/></text:p>
      <text:p text:style-name="P11"><text:span text:style-name="T13"/></text:p>
      <text:p text:style-name="P17"/>
      <text:p text:style-name="P10"><text:span text:style-name="T28">A</text:span>pplying the OCR on <text:s/><text:span text:style-name="T29">the received image</text:span></text:p>
      <text:p text:style-name="P10"/>
      <text:p text:style-name="P22">The Process of extracting the text of an image called optical character <text:span text:style-name="T2">recognition </text:span>(OCR) </text:p>
      <text:p text:style-name="P23"><text:span text:style-name="T23">and it is an complex process which involve </text:span><text:span text:style-name="T24">neural network and machine learning.</text:span></text:p>
      <text:p text:style-name="P23"><text:span text:style-name="T24"/></text:p>
      <text:p text:style-name="P23"><text:span text:style-name="T24">There is an open source engine to apply OCR on an image called tesseract and we try to use it first </text:span></text:p>
      <text:p text:style-name="P23"><text:span text:style-name="T24">but it appears that this engine is developed to be applied on a scanned book documents and it give</text:span><text:span text:style-name="T26">s </text:span><text:span text:style-name="T24">in that case very accurate and reliable results.</text:span></text:p>
      <text:p text:style-name="P23"><text:span text:style-name="T24"/></text:p>
      <text:p text:style-name="P26"><text:span text:style-name="T21">But in our project the data we need to process are colorful images and after applying the tesseract on some test cases we did not get an accurate results </text:span><text:span text:style-name="T22">even after many experiments with reprocessing as filtering , Re-scaling , Blurring, and <text:s/>image Thresholding.</text:span></text:p>
      <text:p text:style-name="P23"><text:span text:style-name="T24"/></text:p>
      <text:p text:style-name="P23"><text:span text:style-name="T24">Because of that we choice to do this step by a third party API which is ocr.space </text:span><text:span text:style-name="T27">and </text:span></text:p>
      <text:p text:style-name="P24"><text:span text:style-name="T24">they </text:span><text:span text:style-name="T27">offer</text:span><text:span text:style-name="T25"> a </text:span><text:span text:style-name="T27">free</text:span><text:span text:style-name="T25"> API-KEY but some limitation </text:span></text:p>
      <text:p text:style-name="P24"><text:span text:style-name="T25"/></text:p>
      <text:p text:style-name="P24"><text:soft-page-break/><text:span text:style-name="T25">One of this limitations is the file size , which should be less than 1 MB and therefore we compress the image so that it will be always under this limitation <text:s/></text:span></text:p>
      <text:p text:style-name="P21"/>
      <text:p text:style-name="P21"/>
      <text:p text:style-name="P21"/>
      <text:p text:style-name="P21"/>
      <text:p text:style-name="P10"><text:span text:style-name="T30">D</text:span>etecting the related information from <text:span text:style-name="T30">the </text:span><text:span text:style-name="T10">text</text:span></text:p>
      <text:p text:style-name="P10"><text:span text:style-name="T12"/></text:p>
      <text:p text:style-name="P10"><text:span text:style-name="T12"/></text:p>
      <text:p text:style-name="P12"><text:span text:style-name="T12">We did this step with regular expression (Regex) , which is the manual way or (rolled based way) in Natural language processing (NLP) to detect a specific pattern in a given text.</text:span></text:p>
      <text:p text:style-name="P12"><text:span text:style-name="T12"/></text:p>
      <text:p text:style-name="P12"><text:span text:style-name="T12">As we are aiming the German user , we specify our app just for the german language <text:s/></text:span></text:p>
      <text:p text:style-name="P12"><text:span text:style-name="T12"/></text:p>
      <text:p text:style-name="P12"><text:span text:style-name="T12">We define some patterns to detect the time of the party, which could be as followed</text:span></text:p>
      <text:p text:style-name="P12"><text:span text:style-name="T12"/></text:p>
      <text:p text:style-name="P12"><text:span text:style-name="T12">(um 20:00 uhr ) or (um 18 uhr)</text:span></text:p>
      <text:p text:style-name="P12"><text:span text:style-name="T12"/></text:p>
      <text:p text:style-name="P13"><text:span text:style-name="T12">As will as for the date</text:span></text:p>
      <text:p text:style-name="P13"><text:span text:style-name="T12"><text:s/></text:span></text:p>
      <text:p text:style-name="P13"><text:span text:style-name="T12">For example :</text:span></text:p>
      <text:p text:style-name="P13"><text:span text:style-name="T12"><text:s/></text:span></text:p>
      <text:p text:style-name="P12"><text:span text:style-name="T12">(am 12.04.2021) <text:s/>or (am 12-januar-2021)</text:span></text:p>
      <text:p text:style-name="P12"><text:span text:style-name="T15"/></text:p>
      <text:p text:style-name="P14"><text:span text:style-name="T12">And also for detecting the addresses , which </text:span><text:span text:style-name="T16">were not doable just with regular expression</text:span></text:p>
      <text:p text:style-name="P15"><text:span text:style-name="T12">because it is not possible to detects all possible addresses without trained data and machine learning </text:span></text:p>
      <text:p text:style-name="P15"><text:span text:style-name="T12"/></text:p>
      <text:p text:style-name="P15"><text:span text:style-name="T12">So we just tried to catch the most address patterns and it seems that the word “Straße” appeared on the most street name’s in Germany depending on this website : </text:span></text:p>
      <text:p text:style-name="P15"><text:span text:style-name="T12"/></text:p>
      <text:p text:style-name="P15"><text:a xlink:type="simple" xlink:href="http://interactive.zeit.de/german-streetnames/" text:style-name="Internet_20_link" text:visited-style-name="Visited_20_Internet_20_Link"><text:span text:style-name="T12">http://interactive.zeit.de/german-streetnames/</text:span></text:a></text:p>
      <text:p text:style-name="P10"><text:span text:style-name="T12"/></text:p>
      <text:p text:style-name="P15"><text:span text:style-name="T12">and it also help us to find other common patterns .</text:span></text:p>
      <text:p text:style-name="P10"><text:span text:style-name="T12"/></text:p>
      <text:p text:style-name="P10"><text:span text:style-name="T12"/></text:p>
      <text:p text:style-name="P27"><text:span text:style-name="T7">Resolving the coordinate of </text:span><text:span text:style-name="T8">the</text:span><text:span text:style-name="T7"> address</text:span></text:p>
      <text:p text:style-name="P10"><text:span text:style-name="T12"/></text:p>
      <text:p text:style-name="P16"><text:span text:style-name="T12">In order to show the location of the party on user’s <text:s/>google maps we need a geocoder , which is an API to resolve the coordinate of an address </text:span></text:p>
      <text:p text:style-name="P16"><text:span text:style-name="T12"/></text:p>
      <text:p text:style-name="P28"><text:span text:style-name="T18">We try first to use the google-api-geocoder but google does not let us to use this service before adding an Credit card and therefore w</text:span><text:span text:style-name="T17">e </text:span><text:span text:style-name="T18">switch to </text:span><text:span text:style-name="T17">an open geocoder it called “</text:span><text:span text:style-name="T12">Nominatim” </text:span><text:span text:style-name="T18">and it does not required an api-key to use it.</text:span></text:p>
      <text:p text:style-name="P29"><text:span text:style-name="T12"/></text:p>
      <text:p text:style-name="P16"><text:span text:style-name="T12"><text:s/></text:span></text:p>
      <text:p text:style-name="P20"><text:span text:style-name="T8">Se</text:span><text:span text:style-name="T5">nding the </text:span><text:span text:style-name="T6">response</text:span><text:span text:style-name="T5"> </text:span><text:span text:style-name="T6">to Front-End</text:span></text:p>
      <text:p text:style-name="P20"><text:span text:style-name="T18"/></text:p>
      <text:p text:style-name="P30"><text:span text:style-name="T18">T</text:span><text:span text:style-name="T12">he last step is adding all extracted information which is the address ,date ,time ,coordinate to a JSON file and send it to the front-end</text:span></text:p>
      <text:p text:style-name="P30"><text:span text:style-name="T12"/></text:p>
      <text:p text:style-name="P31"><text:soft-page-break/><text:span text:style-name="T20">In case of the image </text:span><text:span text:style-name="T19">does not</text:span><text:span text:style-name="T20"> have one of the mentioned information or the server could not extract it this part will </text:span><text:span text:style-name="T19">filled in the JSON file with</text:span><text:span text:style-name="T20"> “Unknown”</text:span></text:p>
      <text:p text:style-name="P31"><text:span text:style-name="T20"/></text:p>
      <text:p text:style-name="P31"><text:span text:style-name="T20"/></text:p>
      <text:p text:style-name="P8"/>
      <text:p text:style-name="P8"/>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7T00:15:38.909869902</meta:creation-date>
    <dc:date>2021-01-27T03:47:16.442968798</dc:date>
    <meta:editing-duration>PT1H16M16S</meta:editing-duration>
    <meta:editing-cycles>17</meta:editing-cycles>
    <meta:generator>LibreOffice/6.4.6.2$Linux_X86_64 LibreOffice_project/40$Build-2</meta:generator>
    <meta:document-statistic meta:table-count="0" meta:image-count="0" meta:object-count="0" meta:page-count="3" meta:paragraph-count="42" meta:word-count="768" meta:character-count="4242" meta:non-whitespace-character-count="3490"/>
  </office:meta>
</office:document-meta>
</file>